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3.501cm"/>
          <style:tab-stop style:position="7.001cm"/>
          <style:tab-stop style:position="10.502cm"/>
          <style:tab-stop style:position="13.75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501cm"/>
          <style:tab-stop style:position="7.001cm"/>
          <style:tab-stop style:position="10.502cm"/>
          <style:tab-stop style:position="13.753cm"/>
        </style:tab-stops>
      </style:paragraph-properties>
    </style:style>
    <style:style style:name="P3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3.501cm"/>
          <style:tab-stop style:position="7.001cm"/>
          <style:tab-stop style:position="10.502cm"/>
          <style:tab-stop style:position="13.753cm"/>
        </style:tab-stops>
      </style:paragraph-properties>
      <style:text-properties fo:font-weight="bold" style:font-weight-asian="bold"/>
    </style:style>
    <style:style style:name="T1" style:family="text">
      <style:text-properties style:font-name="Symbol" style:font-name-complex="Symbol"/>
    </style:style>
    <style:style style:name="T2" style:family="text">
      <style:text-properties style:text-position="super 58%"/>
    </style:style>
    <style:style style:name="fr1" style:family="graphic" style:parent-style-name="OLE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draw:ole-draw-aspect="1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MPLIFICATION OF EXPRESSIONS</text:p>
      <text:p text:style-name="P2"/>
      <text:p text:style-name="P2">Simplify the following as much as possible:</text:p>
      <text:p text:style-name="P2">1) 4p + 3p<text:tab/>2) 2x <text:span text:style-name="T1"></text:span> 7y<text:tab/>3) 4a + 5b<text:tab/>4) a <text:span text:style-name="T1"></text:span> 7 <text:span text:style-name="T1"></text:span> b<text:tab/>5) 7x - 3x</text:p>
      <text:p text:style-name="P2">6) 3p + 4q + 5p<text:tab/>7) 8y - y<text:tab/>8) 5x <text:span text:style-name="T1"></text:span> 3x<text:tab/>9) 2a <text:span text:style-name="T1"></text:span> 4b <text:span text:style-name="T1"></text:span> a<text:tab/>10) 9p + 2p - 11p</text:p>
      <text:p text:style-name="P2">11) 4x + x<text:tab/>12) 3a + 8b + 4a - 6b<text:tab/>13) 6 <text:span text:style-name="T1"></text:span> p <text:span text:style-name="T1"></text:span> 3 <text:span text:style-name="T1"></text:span> q<text:tab/>14) 8x<text:span text:style-name="T2">2</text:span> + 4x<text:span text:style-name="T2">2</text:span><text:tab/>15) a <text:span text:style-name="T1"></text:span> 9 <text:span text:style-name="T1"></text:span> a <text:span text:style-name="T1"></text:span> b</text:p>
      <text:p text:style-name="P2">16) 4x<text:span text:style-name="T2">2</text:span> + 3x<text:span text:style-name="T2">2</text:span><text:tab/>17) 3p <text:span text:style-name="T1"></text:span> 4q <text:span text:style-name="T1"></text:span> 2p<text:tab/>18) 7p + 5q - 3p + 2q<text:tab/>19) 5x<text:span text:style-name="T2">2</text:span> + 3x<text:tab/>20) a <text:span text:style-name="T1"></text:span> 5a <text:span text:style-name="T1"></text:span> 4a</text:p>
      <text:p text:style-name="P2"/>
      <text:p text:style-name="P2">21) 6p <text:span text:style-name="T1"></text:span> 3p<text:span text:style-name="T2">2</text:span><text:tab/>22) 5ab <text:span text:style-name="T1"></text:span> 6bc<text:tab/>23) 5x - 4y - 2x - 3y<text:tab/>24) 7ab + 3bc<text:tab/>25) p <text:span text:style-name="T1"></text:span> 4q <text:span text:style-name="T1"></text:span> 3r</text:p>
      <text:p text:style-name="P2">26) 3ab + 4a - 6ab - 2a<text:tab/>27) 4x<text:span text:style-name="T2">2</text:span> + 5x - 3<text:tab/>28) 2x<text:span text:style-name="T2">2</text:span> <text:span text:style-name="T1"></text:span> 5xy<text:tab/>29) 5x<text:span text:style-name="T2">2</text:span> - 6x - x<text:span text:style-name="T2">2</text:span> + 4x<text:tab/>30) 6x<text:span text:style-name="T2">2</text:span> - 4x - 8x<text:span text:style-name="T2">2</text:span> - 3x</text:p>
      <text:p text:style-name="P2"/>
      <text:p text:style-name="P2">31) 3a(2b + 5c)<text:tab/>32) 4x(3x - 5y)<text:tab/>33) p<text:span text:style-name="T2">2</text:span>(3p<text:span text:style-name="T2">2</text:span> + 4p - 3)<text:tab/>34) 5a - (2a - 7b)<text:tab/>35) 3x(2x - 4y) - 7y(x - 2y)</text:p>
      <text:p text:style-name="P2">36) pq(p - q)<text:tab/>37) 2p(p<text:span text:style-name="T2">2</text:span> -3) + p(p + 5)<text:tab/>38) x - (x - y)<text:tab/>39) p<text:span text:style-name="T2">2</text:span> - (p - 1)<text:tab/>40) p<text:span text:style-name="T2">2</text:span>(p - 1)</text:p>
      <text:p text:style-name="P2"/>
      <text:p text:style-name="P2">41) 3p<text:span text:style-name="T2">4</text:span> <text:span text:style-name="T1"></text:span> 4p<text:span text:style-name="T2">3</text:span><text:tab/>42) 5p<text:span text:style-name="T2">3</text:span>qr<text:span text:style-name="T2">4</text:span> <text:span text:style-name="T1"></text:span> 3pq<text:span text:style-name="T2">2</text:span>r<text:tab/>43) 8a<text:span text:style-name="T2">6</text:span>b<text:span text:style-name="T2">9</text:span> <text:span text:style-name="T1"></text:span> a<text:span text:style-name="T2">3</text:span>b<text:span text:style-name="T2">7 <text:tab/></text:span>44) <draw:frame draw:style-name="fr1" draw:name="Object1" text:anchor-type="as-char" svg:width="2.057cm" svg:height="1.125cm" draw:z-index="0"><draw:object xlink:href="./Object 1" xlink:type="simple" xlink:show="embed" xlink:actuate="onLoad"/><draw:image xlink:href="./ObjectReplacements/Object 1" xlink:type="simple" xlink:show="embed" xlink:actuate="onLoad"/></draw:frame><text:tab/>45) <draw:frame draw:style-name="fr1" draw:name="Object2" text:anchor-type="as-char" svg:width="1.238cm" svg:height="1.12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46) <draw:frame draw:style-name="fr1" draw:name="Object3" text:anchor-type="as-char" svg:width="1.843cm" svg:height="1.125cm" draw:z-index="2"><draw:object xlink:href="./Object 3" xlink:type="simple" xlink:show="embed" xlink:actuate="onLoad"/><draw:image xlink:href="./ObjectReplacements/Object 3" xlink:type="simple" xlink:show="embed" xlink:actuate="onLoad"/></draw:frame><text:tab/>47) <draw:frame draw:style-name="fr1" draw:name="Object4" text:anchor-type="as-char" svg:width="1.993cm" svg:height="1.125cm" draw:z-index="3"><draw:object xlink:href="./Object 4" xlink:type="simple" xlink:show="embed" xlink:actuate="onLoad"/><draw:image xlink:href="./ObjectReplacements/Object 4" xlink:type="simple" xlink:show="embed" xlink:actuate="onLoad"/></draw:frame><text:tab/>48) <draw:frame draw:style-name="fr1" draw:name="Object5" text:anchor-type="as-char" svg:width="0.923cm" svg:height="1.062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"></text:span><draw:frame draw:style-name="fr1" draw:name="Object6" text:anchor-type="as-char" svg:width="0.778cm" svg:height="0.998cm" draw:z-index="5"><draw:object xlink:href="./Object 6" xlink:type="simple" xlink:show="embed" xlink:actuate="onLoad"/><draw:image xlink:href="./ObjectReplacements/Object 6" xlink:type="simple" xlink:show="embed" xlink:actuate="onLoad"/></draw:frame><text:tab/>49)<draw:frame draw:style-name="fr1" draw:name="Object7" text:anchor-type="as-char" svg:width="2.746cm" svg:height="1.125cm" draw:z-index="6"><draw:object xlink:href="./Object 7" xlink:type="simple" xlink:show="embed" xlink:actuate="onLoad"/><draw:image xlink:href="./ObjectReplacements/Object 7" xlink:type="simple" xlink:show="embed" xlink:actuate="onLoad"/></draw:frame><text:tab/>50) <draw:frame draw:style-name="fr1" draw:name="Object8" text:anchor-type="as-char" svg:width="2.309cm" svg:height="1.12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51) (x+3)(x-5)<text:tab/>52) (x-4)(x-7)<text:tab/>53) (2x+3)(5x+4)<text:tab/>54) (x+7)(x-7)<text:tab/>55) (a+2b)(3a-b)</text:p>
      <text:p text:style-name="P2">56) (3p-4q)(2p+3q)<text:tab/>57) (2x+5y)(2x-5y)<text:tab/>58) (x-3)<text:span text:style-name="T2">2</text:span><text:tab/>59) (2x+7)<text:span text:style-name="T2">2</text:span><text:tab/>60) (x-3)(x<text:span text:style-name="T2">2</text:span> - 5x + 2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en" fo:country="GB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7cm" fo:margin-left="1.501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MPLIFICATION OF EXPRESSIONS</dc:title>
    <meta:initial-creator>foobar</meta:initial-creator>
    <meta:creation-date>2009-10-02T09:16:00</meta:creation-date>
    <dc:creator>Administrator</dc:creator>
    <dc:date>2009-10-02T09:16:00</dc:date>
    <meta:print-date>2001-09-05T11:57:00</meta:print-date>
    <meta:editing-cycles>2</meta:editing-cycles>
    <meta:editing-duration>P23DT22H11M8S</meta:editing-duration>
    <meta:document-statistic meta:table-count="0" meta:image-count="0" meta:object-count="8" meta:page-count="1" meta:paragraph-count="14" meta:word-count="277" meta:character-count="977" meta:non-whitespace-character-count="700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frac>
                <mrow>
                  <mtext>18</mtext>
                  <msup>
                    <mi>p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  <msup>
                    <mi>q</mi>
                    <mrow>
                      <mstyle mathsize="8pt">
                        <mrow>
                          <mrow>
                            <mn>4</mn>
                          </mrow>
                        </mrow>
                      </mstyle>
                    </mrow>
                  </msup>
                  <msup>
                    <mi>r</mi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p>
                </mrow>
                <mrow>
                  <msup>
                    <mn>6p</mn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  <mstyle mathvariant="italic">
                    <mrow>
                      <msup>
                        <mtext>qr</mtext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style>
                </mrow>
              </mfrac>
            </mrow>
          </mrow>
        </mrow>
      </mstyle>
      <mrow/>
    </mrow>
    <annotation encoding="StarMath 5.0"> size 12{ {  {"18"p rSup { size 8{2} } q rSup { size 8{4} } r rSup { size 8{3} } }  over  {6p rSup { size 8{2} }  ital "qr" rSup { size 8{2} } }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frac>
                <mrow>
                  <msup>
                    <mn>6p</mn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p>
                  <mi>q</mi>
                </mrow>
                <mrow>
                  <mn>8</mn>
                  <mstyle mathvariant="italic">
                    <mrow>
                      <msup>
                        <mtext>pq</mtext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style>
                </mrow>
              </mfrac>
            </mrow>
          </mrow>
        </mrow>
      </mstyle>
      <mrow/>
    </mrow>
    <annotation encoding="StarMath 5.0"> size 12{ {  {6p rSup { size 8{3} } q}  over  {8 ital "pq" rSup { size 8{2} } 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frac>
                <mrow>
                  <mtext>15</mtext>
                  <msup>
                    <mi>p</mi>
                    <mrow>
                      <mstyle mathsize="8pt">
                        <mrow>
                          <mrow>
                            <mn>4</mn>
                          </mrow>
                        </mrow>
                      </mstyle>
                    </mrow>
                  </msup>
                  <mstyle mathvariant="italic">
                    <mrow>
                      <msup>
                        <mtext>qr</mtext>
                        <mrow>
                          <mstyle mathsize="8pt">
                            <mrow>
                              <mrow>
                                <mn>3</mn>
                              </mrow>
                            </mrow>
                          </mstyle>
                        </mrow>
                      </msup>
                    </mrow>
                  </mstyle>
                </mrow>
                <mrow>
                  <mtext>25</mtext>
                  <msup>
                    <mi>p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  <msup>
                    <mi>q</mi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p>
                </mrow>
              </mfrac>
            </mrow>
          </mrow>
        </mrow>
      </mstyle>
      <mrow/>
    </mrow>
    <annotation encoding="StarMath 5.0"> size 12{ {  {"15"p rSup { size 8{4} }  ital "qr" rSup { size 8{3} } }  over  {"25"p rSup { size 8{2} } q rSup { size 8{3} } } }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frac>
                <mrow>
                  <mn>3</mn>
                  <mstyle mathvariant="italic">
                    <mrow>
                      <msup>
                        <mtext>ac</mtext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style>
                </mrow>
                <mrow>
                  <mtext>12</mtext>
                  <msup>
                    <mi>a</mi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p>
                  <msup>
                    <mi>b</mi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  <msup>
                    <mi>c</mi>
                    <mrow>
                      <mstyle mathsize="8pt">
                        <mrow>
                          <mrow>
                            <mn>3</mn>
                          </mrow>
                        </mrow>
                      </mstyle>
                    </mrow>
                  </msup>
                </mrow>
              </mfrac>
            </mrow>
          </mrow>
        </mrow>
      </mstyle>
      <mrow/>
    </mrow>
    <annotation encoding="StarMath 5.0"> size 12{ {  {3 ital "ac" rSup { size 8{2} } }  over  {"12"a rSup { size 8{3} } b rSup { size 8{2} } c rSup { size 8{3} } } } 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frac>
                <mrow>
                  <msup>
                    <mn>3x</mn>
                    <mrow>
                      <mstyle mathsize="8pt">
                        <mrow>
                          <mrow>
                            <mn>2</mn>
                          </mrow>
                        </mrow>
                      </mstyle>
                    </mrow>
                  </msup>
                </mrow>
                <mrow>
                  <mi>z</mi>
                </mrow>
              </mfrac>
            </mrow>
          </mrow>
        </mrow>
      </mstyle>
      <mrow/>
    </mrow>
    <annotation encoding="StarMath 5.0"> size 12{ {  {3x rSup { size 8{2} } }  over  {z} } } {}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frac>
                <mrow>
                  <mi>y</mi>
                </mrow>
                <mrow>
                  <mn>2x</mn>
                </mrow>
              </mfrac>
            </mrow>
          </mrow>
        </mrow>
      </mstyle>
      <mrow/>
    </mrow>
    <annotation encoding="StarMath 5.0"> size 12{ {  {y}  over  {2x} } 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row>
                <mfrac>
                  <mrow>
                    <msup>
                      <mn>6p</mn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  <mi>q</mi>
                  </mrow>
                  <mrow>
                    <mtext>10</mtext>
                    <mstyle mathvariant="italic">
                      <mrow>
                        <msup>
                          <mtext>pqr</mtext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style>
                  </mrow>
                </mfrac>
              </mrow>
              <mo stretchy="false">×</mo>
              <mrow>
                <mfrac>
                  <mrow>
                    <mn>5</mn>
                    <mstyle mathvariant="italic">
                      <mrow>
                        <mtext>qr</mtext>
                      </mrow>
                    </mstyle>
                  </mrow>
                  <mrow>
                    <msup>
                      <mn>9p</mn>
                      <mrow>
                        <mstyle mathsize="8pt">
                          <mrow>
                            <mrow>
                              <mn>3</mn>
                            </mrow>
                          </mrow>
                        </mstyle>
                      </mrow>
                    </msup>
                  </mrow>
                </mfrac>
              </mrow>
            </mrow>
          </mrow>
        </mrow>
      </mstyle>
      <mrow/>
    </mrow>
    <annotation encoding="StarMath 5.0"> size 12{ {  {6p rSup { size 8{2} } q}  over  {"10" ital "pqr" rSup { size 8{2} } } }  times  {  {5 ital "qr"}  over  {9p rSup { size 8{3} } } }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row>
                <mfrac>
                  <mrow>
                    <mn>3</mn>
                    <mstyle mathvariant="italic">
                      <mrow>
                        <mtext>xy</mtext>
                      </mrow>
                    </mstyle>
                  </mrow>
                  <mrow>
                    <mn>4z</mn>
                  </mrow>
                </mfrac>
              </mrow>
              <mo stretchy="false">÷</mo>
              <mrow>
                <mfrac>
                  <mrow>
                    <msup>
                      <mn>6x</mn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  <mrow>
                    <mn>2</mn>
                    <mstyle mathvariant="italic">
                      <mrow>
                        <msup>
                          <mtext>yz</mtext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</mstyle>
                  </mrow>
                </mfrac>
              </mrow>
            </mrow>
          </mrow>
        </mrow>
      </mstyle>
      <mrow/>
    </mrow>
    <annotation encoding="StarMath 5.0"> size 12{ {  {3 ital "xy"}  over  {4z} }  div  {  {6x rSup { size 8{2} } }  over  {2 ital "yz" rSup { size 8{2} } } } } {}</annotation>
  </semantics>
</math>
</file>